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7.64pt"/>
    </style:style>
    <style:style style:name="co4" style:family="table-column">
      <style:table-column-properties fo:break-before="auto" style:column-width="20.44pt"/>
    </style:style>
    <style:style style:name="co5" style:family="table-column">
      <style:table-column-properties fo:break-before="auto" style:column-width="28.26pt"/>
    </style:style>
    <style:style style:name="co6" style:family="table-column">
      <style:table-column-properties fo:break-before="auto" style:column-width="30.64pt"/>
    </style:style>
    <style:style style:name="co7" style:family="table-column">
      <style:table-column-properties fo:break-before="auto" style:column-width="21.06pt"/>
    </style:style>
    <style:style style:name="co8" style:family="table-column">
      <style:table-column-properties fo:break-before="auto" style:column-width="25.26pt"/>
    </style:style>
    <style:style style:name="co9" style:family="table-column">
      <style:table-column-properties fo:break-before="auto" style:column-width="25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t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K=3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c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g1:4</text:p>
          </table:table-cell>
          <table:table-cell office:value-type="float" office:value="1" calcext:value-type="float">
            <text:p>1</text:p>
          </table:table-cell>
          <table:table-cell table:formula="of:=SQRT(SUMXMY2([.$C$2:.$D$2];[.C2:.D2]))" office:value-type="float" office:value="0" calcext:value-type="float">
            <text:p>0</text:p>
          </table:table-cell>
          <table:table-cell table:formula="of:=SQRT(SUMXMY2([.$C$3:.$D$3];[.C2:.D2]))" office:value-type="float" office:value="12.0415945787923" calcext:value-type="float">
            <text:p>12.0415945787923</text:p>
          </table:table-cell>
          <table:table-cell table:formula="of:=SQRT(SUMXMY2([.$C$4:.$D$4];[.C2:.D2]))" office:value-type="float" office:value="9.4339811320566" calcext:value-type="float">
            <text:p>9.4339811320566</text:p>
          </table:table-cell>
          <table:table-cell table:formula="of:=MATCH(MIN([.I2:.K2]);[.I2:.K2];0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han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g2:5</text:p>
          </table:table-cell>
          <table:table-cell office:value-type="float" office:value="2" calcext:value-type="float">
            <text:p>2</text:p>
          </table:table-cell>
          <table:table-cell table:formula="of:=SQRT(SUMXMY2([.$C$2:.$D$2];[.C3:.D3]))" office:value-type="float" office:value="12.0415945787923" calcext:value-type="float">
            <text:p>12.0415945787923</text:p>
          </table:table-cell>
          <table:table-cell table:formula="of:=SQRT(SUMXMY2([.$C$3:.$D$3];[.C3:.D3]))" office:value-type="float" office:value="0" calcext:value-type="float">
            <text:p>0</text:p>
          </table:table-cell>
          <table:table-cell table:formula="of:=SQRT(SUMXMY2([.$C$4:.$D$4];[.C3:.D3]))" office:value-type="float" office:value="20.8806130178211" calcext:value-type="float">
            <text:p>20.8806130178211</text:p>
          </table:table-cell>
          <table:table-cell table:formula="of:=MATCH(MIN([.I3:.K3]);[.I3:.K3];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ghia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g3:6</text:p>
          </table:table-cell>
          <table:table-cell office:value-type="float" office:value="3" calcext:value-type="float">
            <text:p>3</text:p>
          </table:table-cell>
          <table:table-cell table:formula="of:=SQRT(SUMXMY2([.$C$2:.$D$2];[.C4:.D4]))" office:value-type="float" office:value="9.4339811320566" calcext:value-type="float">
            <text:p>9.4339811320566</text:p>
          </table:table-cell>
          <table:table-cell table:formula="of:=SQRT(SUMXMY2([.$C$3:.$D$3];[.C4:.D4]))" office:value-type="float" office:value="20.8806130178211" calcext:value-type="float">
            <text:p>20.8806130178211</text:p>
          </table:table-cell>
          <table:table-cell table:formula="of:=SQRT(SUMXMY2([.$C$4:.$D$4];[.C4:.D4]))" office:value-type="float" office:value="0" calcext:value-type="float">
            <text:p>0</text:p>
          </table:table-cell>
          <table:table-cell table:formula="of:=MATCH(MIN([.I4:.K4]);[.I4:.K4];0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SQRT(SUMXMY2([.$C$2:.$D$2];[.C5:.D5]))" office:value-type="float" office:value="13" calcext:value-type="float">
            <text:p>13</text:p>
          </table:table-cell>
          <table:table-cell table:formula="of:=SQRT(SUMXMY2([.$C$3:.$D$3];[.C5:.D5]))" office:value-type="float" office:value="6" calcext:value-type="float">
            <text:p>6</text:p>
          </table:table-cell>
          <table:table-cell table:formula="of:=SQRT(SUMXMY2([.$C$4:.$D$4];[.C5:.D5]))" office:value-type="float" office:value="20" calcext:value-type="float">
            <text:p>20</text:p>
          </table:table-cell>
          <table:table-cell table:formula="of:=MATCH(MIN([.I5:.K5]);[.I5:.K5];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inh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SQRT(SUMXMY2([.$C$2:.$D$2];[.C6:.D6]))" office:value-type="float" office:value="18.6815416922694" calcext:value-type="float">
            <text:p>18.6815416922694</text:p>
          </table:table-cell>
          <table:table-cell table:formula="of:=SQRT(SUMXMY2([.$C$3:.$D$3];[.C6:.D6]))" office:value-type="float" office:value="30.2654919008431" calcext:value-type="float">
            <text:p>30.2654919008431</text:p>
          </table:table-cell>
          <table:table-cell table:formula="of:=SQRT(SUMXMY2([.$C$4:.$D$4];[.C6:.D6]))" office:value-type="float" office:value="14.142135623731" calcext:value-type="float">
            <text:p>14.142135623731</text:p>
          </table:table-cell>
          <table:table-cell table:formula="of:=MATCH(MIN([.I6:.K6]);[.I6:.K6];0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h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SQRT(SUMXMY2([.$C$2:.$D$2];[.C7:.D7]))" office:value-type="float" office:value="13" calcext:value-type="float">
            <text:p>13</text:p>
          </table:table-cell>
          <table:table-cell table:formula="of:=SQRT(SUMXMY2([.$C$3:.$D$3];[.C7:.D7]))" office:value-type="float" office:value="6" calcext:value-type="float">
            <text:p>6</text:p>
          </table:table-cell>
          <table:table-cell table:formula="of:=SQRT(SUMXMY2([.$C$4:.$D$4];[.C7:.D7]))" office:value-type="float" office:value="20" calcext:value-type="float">
            <text:p>20</text:p>
          </table:table-cell>
          <table:table-cell table:formula="of:=MATCH(MIN([.I7:.K7]);[.I7:.K7];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hat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SQRT(SUMXMY2([.$C$2:.$D$2];[.C8:.D8]))" office:value-type="float" office:value="5.3851648071345" calcext:value-type="float">
            <text:p>5.3851648071345</text:p>
          </table:table-cell>
          <table:table-cell table:formula="of:=SQRT(SUMXMY2([.$C$3:.$D$3];[.C8:.D8]))" office:value-type="float" office:value="10.770329614269" calcext:value-type="float">
            <text:p>10.770329614269</text:p>
          </table:table-cell>
          <table:table-cell table:formula="of:=SQRT(SUMXMY2([.$C$4:.$D$4];[.C8:.D8]))" office:value-type="float" office:value="14.142135623731" calcext:value-type="float">
            <text:p>14.142135623731</text:p>
          </table:table-cell>
          <table:table-cell table:formula="of:=MATCH(MIN([.I8:.K8]);[.I8:.K8];0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ong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SQRT(SUMXMY2([.$C$2:.$D$2];[.C9:.D9]))" office:value-type="float" office:value="10" calcext:value-type="float">
            <text:p>10</text:p>
          </table:table-cell>
          <table:table-cell table:formula="of:=SQRT(SUMXMY2([.$C$3:.$D$3];[.C9:.D9]))" office:value-type="float" office:value="22.0227155455452" calcext:value-type="float">
            <text:p>22.0227155455452</text:p>
          </table:table-cell>
          <table:table-cell table:formula="of:=SQRT(SUMXMY2([.$C$4:.$D$4];[.C9:.D9]))" office:value-type="float" office:value="5.3851648071345" calcext:value-type="float">
            <text:p>5.3851648071345</text:p>
          </table:table-cell>
          <table:table-cell table:formula="of:=MATCH(MIN([.I9:.K9]);[.I9:.K9];0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han1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SQRT(SUMXMY2([.$C$2:.$D$2];[.C10:.D10]))" office:value-type="float" office:value="28.8617393793236" calcext:value-type="float">
            <text:p>28.8617393793236</text:p>
          </table:table-cell>
          <table:table-cell table:formula="of:=SQRT(SUMXMY2([.$C$3:.$D$3];[.C10:.D10]))" office:value-type="float" office:value="40.4474968323134" calcext:value-type="float">
            <text:p>40.4474968323134</text:p>
          </table:table-cell>
          <table:table-cell table:formula="of:=SQRT(SUMXMY2([.$C$4:.$D$4];[.C10:.D10]))" office:value-type="float" office:value="23.3238075793812" calcext:value-type="float">
            <text:p>23.3238075793812</text:p>
          </table:table-cell>
          <table:table-cell table:formula="of:=MATCH(MIN([.I10:.K10]);[.I10:.K10];0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han2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SQRT(SUMXMY2([.$C$2:.$D$2];[.C11:.D11]))" office:value-type="float" office:value="23.3452350598575" calcext:value-type="float">
            <text:p>23.3452350598575</text:p>
          </table:table-cell>
          <table:table-cell table:formula="of:=SQRT(SUMXMY2([.$C$3:.$D$3];[.C11:.D11]))" office:value-type="float" office:value="35.1283361405006" calcext:value-type="float">
            <text:p>35.1283361405006</text:p>
          </table:table-cell>
          <table:table-cell table:formula="of:=SQRT(SUMXMY2([.$C$4:.$D$4];[.C11:.D11]))" office:value-type="float" office:value="17.4928556845359" calcext:value-type="float">
            <text:p>17.4928556845359</text:p>
          </table:table-cell>
          <table:table-cell table:formula="of:=MATCH(MIN([.I11:.K11]);[.I11:.K11];0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han3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SQRT(SUMXMY2([.$C$2:.$D$2];[.C12:.D12]))" office:value-type="float" office:value="60.5309838016862" calcext:value-type="float">
            <text:p>60.5309838016862</text:p>
          </table:table-cell>
          <table:table-cell table:formula="of:=SQRT(SUMXMY2([.$C$3:.$D$3];[.C12:.D12]))" office:value-type="float" office:value="62.2976725086901" calcext:value-type="float">
            <text:p>62.2976725086901</text:p>
          </table:table-cell>
          <table:table-cell table:formula="of:=SQRT(SUMXMY2([.$C$4:.$D$4];[.C12:.D12]))" office:value-type="float" office:value="65" calcext:value-type="float">
            <text:p>65</text:p>
          </table:table-cell>
          <table:table-cell table:formula="of:=MATCH(MIN([.I12:.K12]);[.I12:.K12];0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han4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SQRT(SUMXMY2([.$C$2:.$D$2];[.C13:.D13]))" office:value-type="float" office:value="65.0691939399898" calcext:value-type="float">
            <text:p>65.0691939399898</text:p>
          </table:table-cell>
          <table:table-cell table:formula="of:=SQRT(SUMXMY2([.$C$3:.$D$3];[.C13:.D13]))" office:value-type="float" office:value="65.7343137181792" calcext:value-type="float">
            <text:p>65.7343137181792</text:p>
          </table:table-cell>
          <table:table-cell table:formula="of:=SQRT(SUMXMY2([.$C$4:.$D$4];[.C13:.D13]))" office:value-type="float" office:value="70.178344238091" calcext:value-type="float">
            <text:p>70.178344238091</text:p>
          </table:table-cell>
          <table:table-cell table:formula="of:=MATCH(MIN([.I13:.K13]);[.I13:.K13];0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han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SQRT(SUMXMY2([.$C$2:.$D$2];[.C14:.D14]))" office:value-type="float" office:value="75.953933407033" calcext:value-type="float">
            <text:p>75.953933407033</text:p>
          </table:table-cell>
          <table:table-cell table:formula="of:=SQRT(SUMXMY2([.$C$3:.$D$3];[.C14:.D14]))" office:value-type="float" office:value="74" calcext:value-type="float">
            <text:p>74</text:p>
          </table:table-cell>
          <table:table-cell table:formula="of:=SQRT(SUMXMY2([.$C$4:.$D$4];[.C14:.D14]))" office:value-type="float" office:value="82.4621125123532" calcext:value-type="float">
            <text:p>82.4621125123532</text:p>
          </table:table-cell>
          <table:table-cell table:formula="of:=MATCH(MIN([.I14:.K14]);[.I14:.K14];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han6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SQRT(SUMXMY2([.$C$2:.$D$2];[.C15:.D15]))" office:value-type="float" office:value="55.4436651025164" calcext:value-type="float">
            <text:p>55.4436651025164</text:p>
          </table:table-cell>
          <table:table-cell table:formula="of:=SQRT(SUMXMY2([.$C$3:.$D$3];[.C15:.D15]))" office:value-type="float" office:value="64.6606526413089" calcext:value-type="float">
            <text:p>64.6606526413089</text:p>
          </table:table-cell>
          <table:table-cell table:formula="of:=SQRT(SUMXMY2([.$C$4:.$D$4];[.C15:.D15]))" office:value-type="float" office:value="53.1507290636733" calcext:value-type="float">
            <text:p>53.1507290636733</text:p>
          </table:table-cell>
          <table:table-cell table:formula="of:=MATCH(MIN([.I15:.K15]);[.I15:.K15];0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han7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SQRT(SUMXMY2([.$C$2:.$D$2];[.C16:.D16]))" office:value-type="float" office:value="68.1835757349231" calcext:value-type="float">
            <text:p>68.1835757349231</text:p>
          </table:table-cell>
          <table:table-cell table:formula="of:=SQRT(SUMXMY2([.$C$3:.$D$3];[.C16:.D16]))" office:value-type="float" office:value="80.2246844805263" calcext:value-type="float">
            <text:p>80.2246844805263</text:p>
          </table:table-cell>
          <table:table-cell table:formula="of:=SQRT(SUMXMY2([.$C$4:.$D$4];[.C16:.D16]))" office:value-type="float" office:value="60" calcext:value-type="float">
            <text:p>60</text:p>
          </table:table-cell>
          <table:table-cell table:formula="of:=MATCH(MIN([.I16:.K16]);[.I16:.K16];0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8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1</text:p>
          </table:table-cell>
          <table:table-cell table:formula="of:=AVERAGEIF([.$L$2:.$L$16];&quot;=1&quot;;[.C2:.C16])" office:value-type="float" office:value="24.25" calcext:value-type="float">
            <text:p>24.25</text:p>
          </table:table-cell>
          <table:table-cell table:formula="of:=AVERAGEIF([.$L$2:.$L$16];&quot;=1&quot;;[.D2:.D16])" office:value-type="float" office:value="47.5" calcext:value-type="float">
            <text:p>47.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QRT(SUMXMY2([.$B$19:.$C$19];[.C2:.D2]))" office:value-type="float" office:value="32.5777915150797" calcext:value-type="float">
            <text:p>32.5777915150797</text:p>
          </table:table-cell>
          <table:table-cell table:formula="of:=SQRT(SUMXMY2([.$B$20:.$C$20];[.C2:.D2]))" office:value-type="float" office:value="20.4022057631032" calcext:value-type="float">
            <text:p>20.4022057631032</text:p>
          </table:table-cell>
          <table:table-cell table:formula="of:=SQRT(SUMXMY2([.$B$21:.$C$21];[.C2:.D2]))" office:value-type="float" office:value="28.8857708067838" calcext:value-type="float">
            <text:p>28.8857708067838</text:p>
          </table:table-cell>
          <table:table-cell table:formula="of:=MATCH(MIN([.I19:.K19]);[.I19:.K19];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2</text:p>
          </table:table-cell>
          <table:table-cell table:formula="of:=AVERAGEIF([.$L$2:.$L$16];&quot;=2&quot;;[.C2:.C16])" office:value-type="float" office:value="10" calcext:value-type="float">
            <text:p>10</text:p>
          </table:table-cell>
          <table:table-cell table:formula="of:=AVERAGEIF([.$L$2:.$L$16];&quot;=2&quot;;[.D2:.D16])" office:value-type="float" office:value="31.5" calcext:value-type="float">
            <text:p>31.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QRT(SUMXMY2([.$B$19:.$C$19];[.C3:.D3]))" office:value-type="float" office:value="34.5732917148483" calcext:value-type="float">
            <text:p>34.5732917148483</text:p>
          </table:table-cell>
          <table:table-cell table:formula="of:=SQRT(SUMXMY2([.$B$20:.$C$20];[.C3:.D3]))" office:value-type="float" office:value="15.5" calcext:value-type="float">
            <text:p>15.5</text:p>
          </table:table-cell>
          <table:table-cell table:formula="of:=SQRT(SUMXMY2([.$B$21:.$C$21];[.C3:.D3]))" office:value-type="float" office:value="40.577464339765" calcext:value-type="float">
            <text:p>40.577464339765</text:p>
          </table:table-cell>
          <table:table-cell table:formula="of:=MATCH(MIN([.I20:.K20]);[.I20:.K20];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3</text:p>
          </table:table-cell>
          <table:table-cell table:formula="of:=AVERAGEIF([.$L$2:.$L$16];&quot;=3&quot;;[.C2:.C16])" office:value-type="float" office:value="50.2857142857143" calcext:value-type="float">
            <text:p>50.2857142857143</text:p>
          </table:table-cell>
          <table:table-cell table:formula="of:=AVERAGEIF([.$L$2:.$L$16];&quot;=3&quot;;[.D2:.D16])" office:value-type="float" office:value="20.8571428571429" calcext:value-type="float">
            <text:p>20.857142857142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SQRT(SUMXMY2([.$B$19:.$C$19];[.C4:.D4]))" office:value-type="float" office:value="37.9382722326676" calcext:value-type="float">
            <text:p>37.9382722326676</text:p>
          </table:table-cell>
          <table:table-cell table:formula="of:=SQRT(SUMXMY2([.$B$20:.$C$20];[.C4:.D4]))" office:value-type="float" office:value="29.364093720052" calcext:value-type="float">
            <text:p>29.364093720052</text:p>
          </table:table-cell>
          <table:table-cell table:formula="of:=SQRT(SUMXMY2([.$B$21:.$C$21];[.C4:.D4]))" office:value-type="float" office:value="23.0084279146151" calcext:value-type="float">
            <text:p>23.0084279146151</text:p>
          </table:table-cell>
          <table:table-cell table:formula="of:=MATCH(MIN([.I21:.K21]);[.I21:.K21];0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formula="of:=SQRT(SUMXMY2([.$B$19:.$C$19];[.C5:.D5]))" office:value-type="float" office:value="40.116237360949" calcext:value-type="float">
            <text:p>40.116237360949</text:p>
          </table:table-cell>
          <table:table-cell table:formula="of:=SQRT(SUMXMY2([.$B$20:.$C$20];[.C5:.D5]))" office:value-type="float" office:value="21.5" calcext:value-type="float">
            <text:p>21.5</text:p>
          </table:table-cell>
          <table:table-cell table:formula="of:=SQRT(SUMXMY2([.$B$21:.$C$21];[.C5:.D5]))" office:value-type="float" office:value="41.7230910471721" calcext:value-type="float">
            <text:p>41.7230910471721</text:p>
          </table:table-cell>
          <table:table-cell table:formula="of:=MATCH(MIN([.I22:.K22]);[.I22:.K22];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1</text:p>
          </table:table-cell>
          <table:table-cell table:formula="of:=AVERAGEIF([.$L$19:.$L$33];&quot;=1&quot;;[.C2:.C16])" office:value-type="float" office:value="21.6666666666667" calcext:value-type="float">
            <text:p>21.6666666666667</text:p>
          </table:table-cell>
          <table:table-cell table:formula="of:=AVERAGEIF([.$L$19:.$L$33];&quot;=1&quot;;[.D2:.D16])" office:value-type="float" office:value="81.6666666666667" calcext:value-type="float">
            <text:p>81.666666666666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SQRT(SUMXMY2([.$B$19:.$C$19];[.C6:.D6]))" office:value-type="float" office:value="31.690889858128" calcext:value-type="float">
            <text:p>31.690889858128</text:p>
          </table:table-cell>
          <table:table-cell table:formula="of:=SQRT(SUMXMY2([.$B$20:.$C$20];[.C6:.D6]))" office:value-type="float" office:value="32.1286476528347" calcext:value-type="float">
            <text:p>32.1286476528347</text:p>
          </table:table-cell>
          <table:table-cell table:formula="of:=SQRT(SUMXMY2([.$B$21:.$C$21];[.C6:.D6]))" office:value-type="float" office:value="10.321366781822" calcext:value-type="float">
            <text:p>10.321366781822</text:p>
          </table:table-cell>
          <table:table-cell table:formula="of:=MATCH(MIN([.I23:.K23]);[.I23:.K23];0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2</text:p>
          </table:table-cell>
          <table:table-cell table:formula="of:=AVERAGEIF([.$L$19:.$L$33];&quot;=2&quot;;[.C2:.C16])" office:value-type="float" office:value="14.4" calcext:value-type="float">
            <text:p>14.4</text:p>
          </table:table-cell>
          <table:table-cell table:formula="of:=AVERAGEIF([.$L$19:.$L$33];&quot;=2&quot;;[.D2:.D16])" office:value-type="float" office:value="14.2" calcext:value-type="float">
            <text:p>14.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SQRT(SUMXMY2([.$B$19:.$C$19];[.C7:.D7]))" office:value-type="float" office:value="40.116237360949" calcext:value-type="float">
            <text:p>40.116237360949</text:p>
          </table:table-cell>
          <table:table-cell table:formula="of:=SQRT(SUMXMY2([.$B$20:.$C$20];[.C7:.D7]))" office:value-type="float" office:value="21.5" calcext:value-type="float">
            <text:p>21.5</text:p>
          </table:table-cell>
          <table:table-cell table:formula="of:=SQRT(SUMXMY2([.$B$21:.$C$21];[.C7:.D7]))" office:value-type="float" office:value="41.7230910471721" calcext:value-type="float">
            <text:p>41.7230910471721</text:p>
          </table:table-cell>
          <table:table-cell table:formula="of:=MATCH(MIN([.I24:.K24]);[.I24:.K24];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3</text:p>
          </table:table-cell>
          <table:table-cell table:formula="of:=AVERAGEIF([.$L$19:.$L$33];&quot;=3&quot;;[.C2:.C16])" office:value-type="float" office:value="50.2857142857143" calcext:value-type="float">
            <text:p>50.2857142857143</text:p>
          </table:table-cell>
          <table:table-cell table:formula="of:=AVERAGEIF([.$L$19:.$L$33];&quot;=3&quot;;[.D2:.D16])" office:value-type="float" office:value="20.8571428571429" calcext:value-type="float">
            <text:p>20.857142857142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SQRT(SUMXMY2([.$B$19:.$C$19];[.C8:.D8]))" office:value-type="float" office:value="27.8264712099828" calcext:value-type="float">
            <text:p>27.8264712099828</text:p>
          </table:table-cell>
          <table:table-cell table:formula="of:=SQRT(SUMXMY2([.$B$20:.$C$20];[.C8:.D8]))" office:value-type="float" office:value="15.2397506541282" calcext:value-type="float">
            <text:p>15.2397506541282</text:p>
          </table:table-cell>
          <table:table-cell table:formula="of:=SQRT(SUMXMY2([.$B$21:.$C$21];[.C8:.D8]))" office:value-type="float" office:value="30.2978412378418" calcext:value-type="float">
            <text:p>30.2978412378418</text:p>
          </table:table-cell>
          <table:table-cell table:formula="of:=MATCH(MIN([.I25:.K25]);[.I25:.K25];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formula="of:=SQRT(SUMXMY2([.$B$19:.$C$19];[.C9:.D9]))" office:value-type="float" office:value="33.4112630710065" calcext:value-type="float">
            <text:p>33.4112630710065</text:p>
          </table:table-cell>
          <table:table-cell table:formula="of:=SQRT(SUMXMY2([.$B$20:.$C$20];[.C9:.D9]))" office:value-type="float" office:value="27.5" calcext:value-type="float">
            <text:p>27.5</text:p>
          </table:table-cell>
          <table:table-cell table:formula="of:=SQRT(SUMXMY2([.$B$21:.$C$21];[.C9:.D9]))" office:value-type="float" office:value="19.2008715788569" calcext:value-type="float">
            <text:p>19.2008715788569</text:p>
          </table:table-cell>
          <table:table-cell table:formula="of:=MATCH(MIN([.I26:.K26]);[.I26:.K26];0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1</text:p>
          </table:table-cell>
          <table:table-cell table:formula="of:=AVERAGEIF([.$L$36:.$L$50];&quot;=1&quot;;[.C2:.C16])" office:value-type="float" office:value="21.6666666666667" calcext:value-type="float">
            <text:p>21.6666666666667</text:p>
          </table:table-cell>
          <table:table-cell table:formula="of:=AVERAGEIF([.$L$36:.$L$50];&quot;=1&quot;;[.D2:.D16])" office:value-type="float" office:value="81.6666666666667" calcext:value-type="float">
            <text:p>81.666666666666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SQRT(SUMXMY2([.$B$19:.$C$19];[.C10:.D10]))" office:value-type="float" office:value="36.2396536959171" calcext:value-type="float">
            <text:p>36.2396536959171</text:p>
          </table:table-cell>
          <table:table-cell table:formula="of:=SQRT(SUMXMY2([.$B$20:.$C$20];[.C10:.D10]))" office:value-type="float" office:value="41.1126501213434" calcext:value-type="float">
            <text:p>41.1126501213434</text:p>
          </table:table-cell>
          <table:table-cell table:formula="of:=SQRT(SUMXMY2([.$B$21:.$C$21];[.C10:.D10]))" office:value-type="float" office:value="1.1780301787479" calcext:value-type="float">
            <text:p>1.1780301787479</text:p>
          </table:table-cell>
          <table:table-cell table:formula="of:=MATCH(MIN([.I27:.K27]);[.I27:.K27];0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2</text:p>
          </table:table-cell>
          <table:table-cell table:formula="of:=AVERAGEIF([.$L$36:.$L$50];&quot;=2&quot;;[.C2:.C16])" office:value-type="float" office:value="19.1428571428571" calcext:value-type="float">
            <text:p>19.1428571428571</text:p>
          </table:table-cell>
          <table:table-cell table:formula="of:=AVERAGEIF([.$L$36:.$L$50];&quot;=2&quot;;[.D2:.D16])" office:value-type="float" office:value="13.7142857142857" calcext:value-type="float">
            <text:p>13.7142857142857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SQRT(SUMXMY2([.$B$19:.$C$19];[.C11:.D11]))" office:value-type="float" office:value="35.2535459209425" calcext:value-type="float">
            <text:p>35.2535459209425</text:p>
          </table:table-cell>
          <table:table-cell table:formula="of:=SQRT(SUMXMY2([.$B$20:.$C$20];[.C11:.D11]))" office:value-type="float" office:value="37.1651718682963" calcext:value-type="float">
            <text:p>37.1651718682963</text:p>
          </table:table-cell>
          <table:table-cell table:formula="of:=SQRT(SUMXMY2([.$B$21:.$C$21];[.C11:.D11]))" office:value-type="float" office:value="5.60247758603645" calcext:value-type="float">
            <text:p>5.60247758603645</text:p>
          </table:table-cell>
          <table:table-cell table:formula="of:=MATCH(MIN([.I28:.K28]);[.I28:.K28];0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3</text:p>
          </table:table-cell>
          <table:table-cell table:formula="of:=AVERAGEIF([.$L$36:.$L$50];&quot;=3&quot;;[.C2:.C16])" office:value-type="float" office:value="58" calcext:value-type="float">
            <text:p>58</text:p>
          </table:table-cell>
          <table:table-cell table:formula="of:=AVERAGEIF([.$L$36:.$L$50];&quot;=3&quot;;[.D2:.D16])" office:value-type="float" office:value="24.2" calcext:value-type="float">
            <text:p>24.2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formula="of:=SQRT(SUMXMY2([.$B$19:.$C$19];[.C12:.D12]))" office:value-type="float" office:value="28.0947059069854" calcext:value-type="float">
            <text:p>28.0947059069854</text:p>
          </table:table-cell>
          <table:table-cell table:formula="of:=SQRT(SUMXMY2([.$B$20:.$C$20];[.C12:.D12]))" office:value-type="float" office:value="47.8774477181063" calcext:value-type="float">
            <text:p>47.8774477181063</text:p>
          </table:table-cell>
          <table:table-cell table:formula="of:=SQRT(SUMXMY2([.$B$21:.$C$21];[.C12:.D12]))" office:value-type="float" office:value="57.8183291324946" calcext:value-type="float">
            <text:p>57.8183291324946</text:p>
          </table:table-cell>
          <table:table-cell table:formula="of:=MATCH(MIN([.I29:.K29]);[.I29:.K29];0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table:formula="of:=SQRT(SUMXMY2([.$B$19:.$C$19];[.C13:.D13]))" office:value-type="float" office:value="32.5086526943212" calcext:value-type="float">
            <text:p>32.5086526943212</text:p>
          </table:table-cell>
          <table:table-cell table:formula="of:=SQRT(SUMXMY2([.$B$20:.$C$20];[.C13:.D13]))" office:value-type="float" office:value="50.7666228933933" calcext:value-type="float">
            <text:p>50.7666228933933</text:p>
          </table:table-cell>
          <table:table-cell table:formula="of:=SQRT(SUMXMY2([.$B$21:.$C$21];[.C13:.D13]))" office:value-type="float" office:value="64.3214186563013" calcext:value-type="float">
            <text:p>64.3214186563013</text:p>
          </table:table-cell>
          <table:table-cell table:formula="of:=MATCH(MIN([.I30:.K30]);[.I30:.K30];0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table:formula="of:=SQRT(SUMXMY2([.$B$19:.$C$19];[.C14:.D14]))" office:value-type="float" office:value="44.8253555479485" calcext:value-type="float">
            <text:p>44.8253555479485</text:p>
          </table:table-cell>
          <table:table-cell table:formula="of:=SQRT(SUMXMY2([.$B$20:.$C$20];[.C14:.D14]))" office:value-type="float" office:value="58.5" calcext:value-type="float">
            <text:p>58.5</text:p>
          </table:table-cell>
          <table:table-cell table:formula="of:=SQRT(SUMXMY2([.$B$21:.$C$21];[.C14:.D14]))" office:value-type="float" office:value="80.0229558900929" calcext:value-type="float">
            <text:p>80.0229558900929</text:p>
          </table:table-cell>
          <table:table-cell table:formula="of:=MATCH(MIN([.I31:.K31]);[.I31:.K31];0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table:formula="of:=SQRT(SUMXMY2([.$B$19:.$C$19];[.C15:.D15]))" office:value-type="float" office:value="40.8266150935882" calcext:value-type="float">
            <text:p>40.8266150935882</text:p>
          </table:table-cell>
          <table:table-cell table:formula="of:=SQRT(SUMXMY2([.$B$20:.$C$20];[.C15:.D15]))" office:value-type="float" office:value="58.0280104776995" calcext:value-type="float">
            <text:p>58.0280104776995</text:p>
          </table:table-cell>
          <table:table-cell table:formula="of:=SQRT(SUMXMY2([.$B$21:.$C$21];[.C15:.D15]))" office:value-type="float" office:value="32.6468425200755" calcext:value-type="float">
            <text:p>32.6468425200755</text:p>
          </table:table-cell>
          <table:table-cell table:formula="of:=MATCH(MIN([.I32:.K32]);[.I32:.K32];0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formula="of:=SQRT(SUMXMY2([.$B$19:.$C$19];[.C16:.D16]))" office:value-type="float" office:value="75.6922221896015" calcext:value-type="float">
            <text:p>75.6922221896015</text:p>
          </table:table-cell>
          <table:table-cell table:formula="of:=SQRT(SUMXMY2([.$B$20:.$C$20];[.C16:.D16]))" office:value-type="float" office:value="82.838698686061" calcext:value-type="float">
            <text:p>82.838698686061</text:p>
          </table:table-cell>
          <table:table-cell table:formula="of:=SQRT(SUMXMY2([.$B$21:.$C$21];[.C16:.D16]))" office:value-type="float" office:value="41.1716169322548" calcext:value-type="float">
            <text:p>41.1716169322548</text:p>
          </table:table-cell>
          <table:table-cell table:formula="of:=MATCH(MIN([.I33:.K33]);[.I33:.K33];0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8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formula="of:=SQRT(SUMXMY2([.$B$23:.$C$23];[.C2:.D2]))" office:value-type="float" office:value="66.6674999947917" calcext:value-type="float">
            <text:p>66.6674999947917</text:p>
          </table:table-cell>
          <table:table-cell table:formula="of:=SQRT(SUMXMY2([.$B$24:.$C$24];[.C2:.D2]))" office:value-type="float" office:value="7.64198926981712" calcext:value-type="float">
            <text:p>7.64198926981712</text:p>
          </table:table-cell>
          <table:table-cell table:formula="of:=SQRT(SUMXMY2([.$B$25:.$C$25];[.C2:.D2]))" office:value-type="float" office:value="28.8857708067838" calcext:value-type="float">
            <text:p>28.8857708067838</text:p>
          </table:table-cell>
          <table:table-cell table:formula="of:=MATCH(MIN([.I36:.K36]);[.I36:.K36];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formula="of:=SQRT(SUMXMY2([.$B$23:.$C$23];[.C3:.D3]))" office:value-type="float" office:value="66.6949939817242" calcext:value-type="float">
            <text:p>66.6949939817242</text:p>
          </table:table-cell>
          <table:table-cell table:formula="of:=SQRT(SUMXMY2([.$B$24:.$C$24];[.C3:.D3]))" office:value-type="float" office:value="4.75394572960189" calcext:value-type="float">
            <text:p>4.75394572960189</text:p>
          </table:table-cell>
          <table:table-cell table:formula="of:=SQRT(SUMXMY2([.$B$25:.$C$25];[.C3:.D3]))" office:value-type="float" office:value="40.577464339765" calcext:value-type="float">
            <text:p>40.577464339765</text:p>
          </table:table-cell>
          <table:table-cell table:formula="of:=MATCH(MIN([.I37:.K37]);[.I37:.K37];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table:formula="of:=SQRT(SUMXMY2([.$B$23:.$C$23];[.C4:.D4]))" office:value-type="float" office:value="72.1495360730445" calcext:value-type="float">
            <text:p>72.1495360730445</text:p>
          </table:table-cell>
          <table:table-cell table:formula="of:=SQRT(SUMXMY2([.$B$24:.$C$24];[.C4:.D4]))" office:value-type="float" office:value="16.1554944214035" calcext:value-type="float">
            <text:p>16.1554944214035</text:p>
          </table:table-cell>
          <table:table-cell table:formula="of:=SQRT(SUMXMY2([.$B$25:.$C$25];[.C4:.D4]))" office:value-type="float" office:value="23.0084279146151" calcext:value-type="float">
            <text:p>23.0084279146151</text:p>
          </table:table-cell>
          <table:table-cell table:formula="of:=MATCH(MIN([.I38:.K38]);[.I38:.K38];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formula="of:=SQRT(SUMXMY2([.$B$23:.$C$23];[.C5:.D5]))" office:value-type="float" office:value="72.6100697026399" calcext:value-type="float">
            <text:p>72.6100697026399</text:p>
          </table:table-cell>
          <table:table-cell table:formula="of:=SQRT(SUMXMY2([.$B$24:.$C$24];[.C5:.D5]))" office:value-type="float" office:value="6.08276253029822" calcext:value-type="float">
            <text:p>6.08276253029822</text:p>
          </table:table-cell>
          <table:table-cell table:formula="of:=SQRT(SUMXMY2([.$B$25:.$C$25];[.C5:.D5]))" office:value-type="float" office:value="41.7230910471721" calcext:value-type="float">
            <text:p>41.7230910471721</text:p>
          </table:table-cell>
          <table:table-cell table:formula="of:=MATCH(MIN([.I39:.K39]);[.I39:.K39];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formula="of:=SQRT(SUMXMY2([.$B$23:.$C$23];[.C6:.D6]))" office:value-type="float" office:value="64.334196885396" calcext:value-type="float">
            <text:p>64.334196885396</text:p>
          </table:table-cell>
          <table:table-cell table:formula="of:=SQRT(SUMXMY2([.$B$24:.$C$24];[.C6:.D6]))" office:value-type="float" office:value="26.2488094968134" calcext:value-type="float">
            <text:p>26.2488094968134</text:p>
          </table:table-cell>
          <table:table-cell table:formula="of:=SQRT(SUMXMY2([.$B$25:.$C$25];[.C6:.D6]))" office:value-type="float" office:value="10.321366781822" calcext:value-type="float">
            <text:p>10.321366781822</text:p>
          </table:table-cell>
          <table:table-cell table:formula="of:=MATCH(MIN([.I40:.K40]);[.I40:.K40];0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table:formula="of:=SQRT(SUMXMY2([.$B$23:.$C$23];[.C7:.D7]))" office:value-type="float" office:value="72.6100697026399" calcext:value-type="float">
            <text:p>72.6100697026399</text:p>
          </table:table-cell>
          <table:table-cell table:formula="of:=SQRT(SUMXMY2([.$B$24:.$C$24];[.C7:.D7]))" office:value-type="float" office:value="6.08276253029822" calcext:value-type="float">
            <text:p>6.08276253029822</text:p>
          </table:table-cell>
          <table:table-cell table:formula="of:=SQRT(SUMXMY2([.$B$25:.$C$25];[.C7:.D7]))" office:value-type="float" office:value="41.7230910471721" calcext:value-type="float">
            <text:p>41.7230910471721</text:p>
          </table:table-cell>
          <table:table-cell table:formula="of:=MATCH(MIN([.I41:.K41]);[.I41:.K41];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formula="of:=SQRT(SUMXMY2([.$B$23:.$C$23];[.C8:.D8]))" office:value-type="float" office:value="61.6891850777392" calcext:value-type="float">
            <text:p>61.6891850777392</text:p>
          </table:table-cell>
          <table:table-cell table:formula="of:=SQRT(SUMXMY2([.$B$24:.$C$24];[.C8:.D8]))" office:value-type="float" office:value="8.06225774829855" calcext:value-type="float">
            <text:p>8.06225774829855</text:p>
          </table:table-cell>
          <table:table-cell table:formula="of:=SQRT(SUMXMY2([.$B$25:.$C$25];[.C8:.D8]))" office:value-type="float" office:value="30.2978412378418" calcext:value-type="float">
            <text:p>30.2978412378418</text:p>
          </table:table-cell>
          <table:table-cell table:formula="of:=MATCH(MIN([.I42:.K42]);[.I42:.K42];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formula="of:=SQRT(SUMXMY2([.$B$23:.$C$23];[.C9:.D9]))" office:value-type="float" office:value="67.4627469217065" calcext:value-type="float">
            <text:p>67.4627469217065</text:p>
          </table:table-cell>
          <table:table-cell table:formula="of:=SQRT(SUMXMY2([.$B$24:.$C$24];[.C9:.D9]))" office:value-type="float" office:value="17.6181724364362" calcext:value-type="float">
            <text:p>17.6181724364362</text:p>
          </table:table-cell>
          <table:table-cell table:formula="of:=SQRT(SUMXMY2([.$B$25:.$C$25];[.C9:.D9]))" office:value-type="float" office:value="19.2008715788569" calcext:value-type="float">
            <text:p>19.2008715788569</text:p>
          </table:table-cell>
          <table:table-cell table:formula="of:=MATCH(MIN([.I43:.K43]);[.I43:.K43];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table:formula="of:=SQRT(SUMXMY2([.$B$23:.$C$23];[.C10:.D10]))" office:value-type="float" office:value="66.0521679348141" calcext:value-type="float">
            <text:p>66.0521679348141</text:p>
          </table:table-cell>
          <table:table-cell table:formula="of:=SQRT(SUMXMY2([.$B$24:.$C$24];[.C10:.D10]))" office:value-type="float" office:value="36.4444783197675" calcext:value-type="float">
            <text:p>36.4444783197675</text:p>
          </table:table-cell>
          <table:table-cell table:formula="of:=SQRT(SUMXMY2([.$B$25:.$C$25];[.C10:.D10]))" office:value-type="float" office:value="1.1780301787479" calcext:value-type="float">
            <text:p>1.1780301787479</text:p>
          </table:table-cell>
          <table:table-cell table:formula="of:=MATCH(MIN([.I44:.K44]);[.I44:.K44];0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table:formula="of:=SQRT(SUMXMY2([.$B$23:.$C$23];[.C11:.D11]))" office:value-type="float" office:value="66.8696908588305" calcext:value-type="float">
            <text:p>66.8696908588305</text:p>
          </table:table-cell>
          <table:table-cell table:formula="of:=SQRT(SUMXMY2([.$B$24:.$C$24];[.C11:.D11]))" office:value-type="float" office:value="30.9741827979367" calcext:value-type="float">
            <text:p>30.9741827979367</text:p>
          </table:table-cell>
          <table:table-cell table:formula="of:=SQRT(SUMXMY2([.$B$25:.$C$25];[.C11:.D11]))" office:value-type="float" office:value="5.60247758603645" calcext:value-type="float">
            <text:p>5.60247758603645</text:p>
          </table:table-cell>
          <table:table-cell table:formula="of:=MATCH(MIN([.I45:.K45]);[.I45:.K45];0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table:formula="of:=SQRT(SUMXMY2([.$B$23:.$C$23];[.C12:.D12]))" office:value-type="float" office:value="10.6718737290548" calcext:value-type="float">
            <text:p>10.6718737290548</text:p>
          </table:table-cell>
          <table:table-cell table:formula="of:=SQRT(SUMXMY2([.$B$24:.$C$24];[.C12:.D12]))" office:value-type="float" office:value="62.7694193059009" calcext:value-type="float">
            <text:p>62.7694193059009</text:p>
          </table:table-cell>
          <table:table-cell table:formula="of:=SQRT(SUMXMY2([.$B$25:.$C$25];[.C12:.D12]))" office:value-type="float" office:value="57.8183291324946" calcext:value-type="float">
            <text:p>57.8183291324946</text:p>
          </table:table-cell>
          <table:table-cell table:formula="of:=MATCH(MIN([.I46:.K46]);[.I46:.K46];0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table:formula="of:=SQRT(SUMXMY2([.$B$23:.$C$23];[.C13:.D13]))" office:value-type="float" office:value="3.72677996249965" calcext:value-type="float">
            <text:p>3.72677996249965</text:p>
          </table:table-cell>
          <table:table-cell table:formula="of:=SQRT(SUMXMY2([.$B$24:.$C$24];[.C13:.D13]))" office:value-type="float" office:value="66.6483308118065" calcext:value-type="float">
            <text:p>66.6483308118065</text:p>
          </table:table-cell>
          <table:table-cell table:formula="of:=SQRT(SUMXMY2([.$B$25:.$C$25];[.C13:.D13]))" office:value-type="float" office:value="64.3214186563013" calcext:value-type="float">
            <text:p>64.3214186563013</text:p>
          </table:table-cell>
          <table:table-cell table:formula="of:=MATCH(MIN([.I47:.K47]);[.I47:.K47];0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table:formula="of:=SQRT(SUMXMY2([.$B$23:.$C$23];[.C14:.D14]))" office:value-type="float" office:value="14.3372087784044" calcext:value-type="float">
            <text:p>14.3372087784044</text:p>
          </table:table-cell>
          <table:table-cell table:formula="of:=SQRT(SUMXMY2([.$B$24:.$C$24];[.C14:.D14]))" office:value-type="float" office:value="75.9275970909129" calcext:value-type="float">
            <text:p>75.9275970909129</text:p>
          </table:table-cell>
          <table:table-cell table:formula="of:=SQRT(SUMXMY2([.$B$25:.$C$25];[.C14:.D14]))" office:value-type="float" office:value="80.0229558900929" calcext:value-type="float">
            <text:p>80.0229558900929</text:p>
          </table:table-cell>
          <table:table-cell table:formula="of:=MATCH(MIN([.I48:.K48]);[.I48:.K48];0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table:formula="of:=SQRT(SUMXMY2([.$B$23:.$C$23];[.C15:.D15]))" office:value-type="float" office:value="53.6708072936821" calcext:value-type="float">
            <text:p>53.6708072936821</text:p>
          </table:table-cell>
          <table:table-cell table:formula="of:=SQRT(SUMXMY2([.$B$24:.$C$24];[.C15:.D15]))" office:value-type="float" office:value="61.9838688692469" calcext:value-type="float">
            <text:p>61.9838688692469</text:p>
          </table:table-cell>
          <table:table-cell table:formula="of:=SQRT(SUMXMY2([.$B$25:.$C$25];[.C15:.D15]))" office:value-type="float" office:value="32.6468425200755" calcext:value-type="float">
            <text:p>32.6468425200755</text:p>
          </table:table-cell>
          <table:table-cell table:formula="of:=MATCH(MIN([.I49:.K49]);[.I49:.K49];0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formula="of:=SQRT(SUMXMY2([.$B$23:.$C$23];[.C16:.D16]))" office:value-type="float" office:value="99.0230051834197" calcext:value-type="float">
            <text:p>99.0230051834197</text:p>
          </table:table-cell>
          <table:table-cell table:formula="of:=SQRT(SUMXMY2([.$B$24:.$C$24];[.C16:.D16]))" office:value-type="float" office:value="75.7165767847438" calcext:value-type="float">
            <text:p>75.7165767847438</text:p>
          </table:table-cell>
          <table:table-cell table:formula="of:=SQRT(SUMXMY2([.$B$25:.$C$25];[.C16:.D16]))" office:value-type="float" office:value="41.1716169322548" calcext:value-type="float">
            <text:p>41.1716169322548</text:p>
          </table:table-cell>
          <table:table-cell table:formula="of:=MATCH(MIN([.I50:.K50]);[.I50:.K50];0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8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formula="of:=SQRT(SUMXMY2([.$B$27:.$C$27];[.C2:.D2]))" office:value-type="float" office:value="66.6674999947917" calcext:value-type="float">
            <text:p>66.6674999947917</text:p>
          </table:table-cell>
          <table:table-cell table:formula="of:=SQRT(SUMXMY2([.$B$28:.$C$28];[.C2:.D2]))" office:value-type="float" office:value="3.13310174278019" calcext:value-type="float">
            <text:p>3.13310174278019</text:p>
          </table:table-cell>
          <table:table-cell table:formula="of:=SQRT(SUMXMY2([.$B$29:.$C$29];[.C2:.D2]))" office:value-type="float" office:value="37.1569643539404" calcext:value-type="float">
            <text:p>37.1569643539404</text:p>
          </table:table-cell>
          <table:table-cell table:formula="of:=MATCH(MIN([.I53:.K53]);[.I53:.K53];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formula="of:=SQRT(SUMXMY2([.$B$27:.$C$27];[.C3:.D3]))" office:value-type="float" office:value="66.6949939817242" calcext:value-type="float">
            <text:p>66.6949939817242</text:p>
          </table:table-cell>
          <table:table-cell table:formula="of:=SQRT(SUMXMY2([.$B$28:.$C$28];[.C3:.D3]))" office:value-type="float" office:value="9.42424142998322" calcext:value-type="float">
            <text:p>9.42424142998322</text:p>
          </table:table-cell>
          <table:table-cell table:formula="of:=SQRT(SUMXMY2([.$B$29:.$C$29];[.C3:.D3]))" office:value-type="float" office:value="48.6953796576225" calcext:value-type="float">
            <text:p>48.6953796576225</text:p>
          </table:table-cell>
          <table:table-cell table:formula="of:=MATCH(MIN([.I54:.K54]);[.I54:.K54];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table:formula="of:=SQRT(SUMXMY2([.$B$27:.$C$27];[.C4:.D4]))" office:value-type="float" office:value="72.1495360730445" calcext:value-type="float">
            <text:p>72.1495360730445</text:p>
          </table:table-cell>
          <table:table-cell table:formula="of:=SQRT(SUMXMY2([.$B$28:.$C$28];[.C4:.D4]))" office:value-type="float" office:value="11.4749060731561" calcext:value-type="float">
            <text:p>11.4749060731561</text:p>
          </table:table-cell>
          <table:table-cell table:formula="of:=SQRT(SUMXMY2([.$B$29:.$C$29];[.C4:.D4]))" office:value-type="float" office:value="31.3949040450835" calcext:value-type="float">
            <text:p>31.3949040450835</text:p>
          </table:table-cell>
          <table:table-cell table:formula="of:=MATCH(MIN([.I55:.K55]);[.I55:.K55];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formula="of:=SQRT(SUMXMY2([.$B$27:.$C$27];[.C5:.D5]))" office:value-type="float" office:value="72.6100697026399" calcext:value-type="float">
            <text:p>72.6100697026399</text:p>
          </table:table-cell>
          <table:table-cell table:formula="of:=SQRT(SUMXMY2([.$B$28:.$C$28];[.C5:.D5]))" office:value-type="float" office:value="9.8685234509546" calcext:value-type="float">
            <text:p>9.8685234509546</text:p>
          </table:table-cell>
          <table:table-cell table:formula="of:=SQRT(SUMXMY2([.$B$29:.$C$29];[.C5:.D5]))" office:value-type="float" office:value="50.0563682262307" calcext:value-type="float">
            <text:p>50.0563682262307</text:p>
          </table:table-cell>
          <table:table-cell table:formula="of:=MATCH(MIN([.I56:.K56]);[.I56:.K56];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formula="of:=SQRT(SUMXMY2([.$B$27:.$C$27];[.C6:.D6]))" office:value-type="float" office:value="64.334196885396" calcext:value-type="float">
            <text:p>64.334196885396</text:p>
          </table:table-cell>
          <table:table-cell table:formula="of:=SQRT(SUMXMY2([.$B$28:.$C$28];[.C6:.D6]))" office:value-type="float" office:value="21.7837235624422" calcext:value-type="float">
            <text:p>21.7837235624422</text:p>
          </table:table-cell>
          <table:table-cell table:formula="of:=SQRT(SUMXMY2([.$B$29:.$C$29];[.C6:.D6]))" office:value-type="float" office:value="18.4835061608992" calcext:value-type="float">
            <text:p>18.4835061608992</text:p>
          </table:table-cell>
          <table:table-cell table:formula="of:=MATCH(MIN([.I57:.K57]);[.I57:.K57];0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table:formula="of:=SQRT(SUMXMY2([.$B$27:.$C$27];[.C7:.D7]))" office:value-type="float" office:value="72.6100697026399" calcext:value-type="float">
            <text:p>72.6100697026399</text:p>
          </table:table-cell>
          <table:table-cell table:formula="of:=SQRT(SUMXMY2([.$B$28:.$C$28];[.C7:.D7]))" office:value-type="float" office:value="9.8685234509546" calcext:value-type="float">
            <text:p>9.8685234509546</text:p>
          </table:table-cell>
          <table:table-cell table:formula="of:=SQRT(SUMXMY2([.$B$29:.$C$29];[.C7:.D7]))" office:value-type="float" office:value="50.0563682262307" calcext:value-type="float">
            <text:p>50.0563682262307</text:p>
          </table:table-cell>
          <table:table-cell table:formula="of:=MATCH(MIN([.I58:.K58]);[.I58:.K58];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formula="of:=SQRT(SUMXMY2([.$B$27:.$C$27];[.C8:.D8]))" office:value-type="float" office:value="61.6891850777392" calcext:value-type="float">
            <text:p>61.6891850777392</text:p>
          </table:table-cell>
          <table:table-cell table:formula="of:=SQRT(SUMXMY2([.$B$28:.$C$28];[.C8:.D8]))" office:value-type="float" office:value="6.34388666033558" calcext:value-type="float">
            <text:p>6.34388666033558</text:p>
          </table:table-cell>
          <table:table-cell table:formula="of:=SQRT(SUMXMY2([.$B$29:.$C$29];[.C8:.D8]))" office:value-type="float" office:value="38.2314007067489" calcext:value-type="float">
            <text:p>38.2314007067489</text:p>
          </table:table-cell>
          <table:table-cell table:formula="of:=MATCH(MIN([.I59:.K59]);[.I59:.K59];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formula="of:=SQRT(SUMXMY2([.$B$27:.$C$27];[.C9:.D9]))" office:value-type="float" office:value="67.4627469217065" calcext:value-type="float">
            <text:p>67.4627469217065</text:p>
          </table:table-cell>
          <table:table-cell table:formula="of:=SQRT(SUMXMY2([.$B$28:.$C$28];[.C9:.D9]))" office:value-type="float" office:value="12.9212686557269" calcext:value-type="float">
            <text:p>12.9212686557269</text:p>
          </table:table-cell>
          <table:table-cell table:formula="of:=SQRT(SUMXMY2([.$B$29:.$C$29];[.C9:.D9]))" office:value-type="float" office:value="27.5797026815011" calcext:value-type="float">
            <text:p>27.5797026815011</text:p>
          </table:table-cell>
          <table:table-cell table:formula="of:=MATCH(MIN([.I60:.K60]);[.I60:.K60];0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table:formula="of:=SQRT(SUMXMY2([.$B$27:.$C$27];[.C10:.D10]))" office:value-type="float" office:value="66.0521679348141" calcext:value-type="float">
            <text:p>66.0521679348141</text:p>
          </table:table-cell>
          <table:table-cell table:formula="of:=SQRT(SUMXMY2([.$B$28:.$C$28];[.C10:.D10]))" office:value-type="float" office:value="31.9502163768982" calcext:value-type="float">
            <text:p>31.9502163768982</text:p>
          </table:table-cell>
          <table:table-cell table:formula="of:=SQRT(SUMXMY2([.$B$29:.$C$29];[.C10:.D10]))" office:value-type="float" office:value="8.29698740507662" calcext:value-type="float">
            <text:p>8.29698740507662</text:p>
          </table:table-cell>
          <table:table-cell table:formula="of:=MATCH(MIN([.I61:.K61]);[.I61:.K61];0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table:formula="of:=SQRT(SUMXMY2([.$B$27:.$C$27];[.C11:.D11]))" office:value-type="float" office:value="66.8696908588305" calcext:value-type="float">
            <text:p>66.8696908588305</text:p>
          </table:table-cell>
          <table:table-cell table:formula="of:=SQRT(SUMXMY2([.$B$28:.$C$28];[.C11:.D11]))" office:value-type="float" office:value="26.3918664032103" calcext:value-type="float">
            <text:p>26.3918664032103</text:p>
          </table:table-cell>
          <table:table-cell table:formula="of:=SQRT(SUMXMY2([.$B$29:.$C$29];[.C11:.D11]))" office:value-type="float" office:value="14.0014284985497" calcext:value-type="float">
            <text:p>14.0014284985497</text:p>
          </table:table-cell>
          <table:table-cell table:formula="of:=MATCH(MIN([.I62:.K62]);[.I62:.K62];0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table:formula="of:=SQRT(SUMXMY2([.$B$27:.$C$27];[.C12:.D12]))" office:value-type="float" office:value="10.6718737290548" calcext:value-type="float">
            <text:p>10.6718737290548</text:p>
          </table:table-cell>
          <table:table-cell table:formula="of:=SQRT(SUMXMY2([.$B$28:.$C$28];[.C12:.D12]))" office:value-type="float" office:value="62.239989769686" calcext:value-type="float">
            <text:p>62.239989769686</text:p>
          </table:table-cell>
          <table:table-cell table:formula="of:=SQRT(SUMXMY2([.$B$29:.$C$29];[.C12:.D12]))" office:value-type="float" office:value="58.0055169789909" calcext:value-type="float">
            <text:p>58.0055169789909</text:p>
          </table:table-cell>
          <table:table-cell table:formula="of:=MATCH(MIN([.I63:.K63]);[.I63:.K63];0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table:formula="of:=SQRT(SUMXMY2([.$B$27:.$C$27];[.C13:.D13]))" office:value-type="float" office:value="3.72677996249965" calcext:value-type="float">
            <text:p>3.72677996249965</text:p>
          </table:table-cell>
          <table:table-cell table:formula="of:=SQRT(SUMXMY2([.$B$28:.$C$28];[.C13:.D13]))" office:value-type="float" office:value="66.5439857599192" calcext:value-type="float">
            <text:p>66.5439857599192</text:p>
          </table:table-cell>
          <table:table-cell table:formula="of:=SQRT(SUMXMY2([.$B$29:.$C$29];[.C13:.D13]))" office:value-type="float" office:value="64.8277718265868" calcext:value-type="float">
            <text:p>64.8277718265868</text:p>
          </table:table-cell>
          <table:table-cell table:formula="of:=MATCH(MIN([.I64:.K64]);[.I64:.K64];0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table:formula="of:=SQRT(SUMXMY2([.$B$27:.$C$27];[.C14:.D14]))" office:value-type="float" office:value="14.3372087784044" calcext:value-type="float">
            <text:p>14.3372087784044</text:p>
          </table:table-cell>
          <table:table-cell table:formula="of:=SQRT(SUMXMY2([.$B$28:.$C$28];[.C14:.D14]))" office:value-type="float" office:value="76.8316473910089" calcext:value-type="float">
            <text:p>76.8316473910089</text:p>
          </table:table-cell>
          <table:table-cell table:formula="of:=SQRT(SUMXMY2([.$B$29:.$C$29];[.C14:.D14]))" office:value-type="float" office:value="81.4471607853828" calcext:value-type="float">
            <text:p>81.4471607853828</text:p>
          </table:table-cell>
          <table:table-cell table:formula="of:=MATCH(MIN([.I65:.K65]);[.I65:.K65];0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table:formula="of:=SQRT(SUMXMY2([.$B$27:.$C$27];[.C15:.D15]))" office:value-type="float" office:value="53.6708072936821" calcext:value-type="float">
            <text:p>53.6708072936821</text:p>
          </table:table-cell>
          <table:table-cell table:formula="of:=SQRT(SUMXMY2([.$B$28:.$C$28];[.C15:.D15]))" office:value-type="float" office:value="58.4767527505153" calcext:value-type="float">
            <text:p>58.4767527505153</text:p>
          </table:table-cell>
          <table:table-cell table:formula="of:=SQRT(SUMXMY2([.$B$29:.$C$29];[.C15:.D15]))" office:value-type="float" office:value="26.7327514483639" calcext:value-type="float">
            <text:p>26.7327514483639</text:p>
          </table:table-cell>
          <table:table-cell table:formula="of:=MATCH(MIN([.I66:.K66]);[.I66:.K66];0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formula="of:=SQRT(SUMXMY2([.$B$27:.$C$27];[.C16:.D16]))" office:value-type="float" office:value="99.0230051834197" calcext:value-type="float">
            <text:p>99.0230051834197</text:p>
          </table:table-cell>
          <table:table-cell table:formula="of:=SQRT(SUMXMY2([.$B$28:.$C$28];[.C16:.D16]))" office:value-type="float" office:value="70.9544263048113" calcext:value-type="float">
            <text:p>70.9544263048113</text:p>
          </table:table-cell>
          <table:table-cell table:formula="of:=SQRT(SUMXMY2([.$B$29:.$C$29];[.C16:.D16]))" office:value-type="float" office:value="35.0091416632856" calcext:value-type="float">
            <text:p>35.0091416632856</text:p>
          </table:table-cell>
          <table:table-cell table:formula="of:=MATCH(MIN([.I67:.K67]);[.I67:.K67];0)" office:value-type="float" office:value="3" calcext:value-type="float">
            <text:p>3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0T19:27:56.624000000</meta:creation-date>
    <dc:date>2019-11-10T19:28:21.969000000</dc:date>
    <meta:editing-duration>PT25S</meta:editing-duration>
    <meta:editing-cycles>1</meta:editing-cycles>
    <meta:document-statistic meta:table-count="1" meta:cell-count="407" meta:object-count="0"/>
    <meta:generator>LibreOffice/6.3.2.2$Windows_X86_64 LibreOffice_project/98b30e735bda24bc04ab42594c85f7fd8be07b9c</meta:generator>
  </office:meta>
</office:document-meta>
</file>